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6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1pt" style:font-size-asian="21pt" style:font-size-complex="21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6">
      <style:paragraph-properties fo:text-align="start" style:justify-single-word="false"/>
    </style:style>
    <style:style style:name="P7" style:family="paragraph" style:parent-style-name="Standard" style:list-style-name="L7">
      <style:paragraph-properties fo:text-align="start" style:justify-single-word="false"/>
    </style:style>
    <style:style style:name="P8" style:family="paragraph" style:parent-style-name="Standard" style:list-style-name="L8">
      <style:paragraph-properties fo:text-align="start" style:justify-single-word="false"/>
    </style:style>
    <style:style style:name="P9" style:family="paragraph" style:parent-style-name="Standard" style:list-style-name="L9">
      <style:paragraph-properties fo:text-align="start" style:justify-single-word="false"/>
    </style:style>
    <style:style style:name="P10" style:family="paragraph" style:parent-style-name="Standard" style:list-style-name="L10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6pt" style:font-size-asian="16pt" style:font-size-complex="16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55cm" fo:text-indent="-0.635cm" fo:margin-left="8.9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ání semestrální práce ZSWI </text:p>
      <text:p text:style-name="P4"/>
      <text:p text:style-name="P1">Program pro generování testů z předmětu ZSWI.</text:p>
      <text:p text:style-name="P1"/>
      <text:p text:style-name="P1">Vytvořte program, který bude ze souboru otázek generovat náhodné testy.</text:p>
      <text:p text:style-name="P1"><text:tab/></text:p>
      <text:p text:style-name="P1"><text:tab/></text:p>
      <text:p text:style-name="P1"><text:tab/>Funkce programu:</text:p>
      <text:list xml:id="list9211941289406630313" text:style-name="L6">
        <text:list-item>
          <text:p text:style-name="P6"><text:span text:style-name="T1">vygenerování náhodného testu do .pdf</text:span></text:p>
        </text:list-item>
        <text:list-item>
          <text:p text:style-name="P6"><text:span text:style-name="T1">uspořádat otázky na stránku tak, aby se co nejméně plýtvalo papírem</text:span></text:p>
        </text:list-item>
        <text:list-item>
          <text:p text:style-name="P6"><text:span text:style-name="T1">přídávání, editace a mazání otázek/kategorií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><text:tab/>Otázky:</text:span></text:p>
      <text:list xml:id="list8778891158288405029" text:style-name="L8">
        <text:list-item>
          <text:list>
            <text:list-item>
              <text:list>
                <text:list-header>
                  <text:p text:style-name="P8"><text:span text:style-name="T1">otázky jsou rozděleny do několika kategorií</text:span></text:p>
                  <text:p text:style-name="P8"><text:span text:style-name="T1">údaje:</text:span></text:p>
                </text:list-header>
              </text:list>
            </text:list-item>
          </text:list>
        </text:list-item>
      </text:list>
      <text:list xml:id="list979561015933372490" text:style-name="L7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1">ID otázky</text:span></text:p>
                    </text:list-item>
                    <text:list-item>
                      <text:p text:style-name="P7"><text:span text:style-name="T1">znění otázky</text:span></text:p>
                    </text:list-item>
                    <text:list-item>
                      <text:p text:style-name="P7"><text:span text:style-name="T1">bodové ohodnocení</text:span></text:p>
                    </text:list-item>
                    <text:list-item>
                      <text:p text:style-name="P7"><text:span text:style-name="T1">prostor pro odpově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"/></text:p>
      <text:p text:style-name="P5"><text:span text:style-name="T1"><text:tab/>Generování testu:</text:span></text:p>
      <text:list xml:id="list7010609261593230156" text:style-name="L9">
        <text:list-item>
          <text:list>
            <text:list-item>
              <text:list>
                <text:list-item>
                  <text:p text:style-name="P9"><text:span text:style-name="T1">podle zvoleného počtu otázek</text:span></text:p>
                </text:list-item>
                <text:list-item>
                  <text:p text:style-name="P9"><text:span text:style-name="T1">podle zvoleného bodového ohodnocení</text:span></text:p>
                </text:list-item>
              </text:list>
            </text:list-item>
          </text:list>
        </text:list-item>
      </text:list>
      <text:p text:style-name="P5"><text:span text:style-name="T1"/></text:p>
      <text:p text:style-name="P5"><text:span text:style-name="T1"><text:tab/><text:tab/><text:tab/>Test se ukládá do adresáře pod vhodně zvoleným názvem<text:tab/></text:span></text:p>
      <text:p text:style-name="P5"><text:span text:style-name="T1"><text:tab/><text:tab/><text:tab/>(př.: ZSWI2016 + unikátní ID pro rozlišení jednotlivých </text:span></text:p>
      <text:p text:style-name="P5"><text:span text:style-name="T1"><text:tab/><text:tab/><text:tab/><text:tab/>testů)</text:span></text:p>
      <text:p text:style-name="P5"><text:span text:style-name="T1"><text:tab/><text:tab/><text:tab/>Při generování testů zadat hlavičku</text:span></text:p>
      <text:p text:style-name="P5"><text:span text:style-name="T1"><text:tab/><text:tab/><text:tab/>Kolonka pro vyplnění týmu</text:span></text:p>
      <text:p text:style-name="P5"><text:span text:style-name="T1"/></text:p>
      <text:p text:style-name="P5"><text:span text:style-name="T1"><text:tab/></text:span></text:p>
      <text:p text:style-name="P5"><text:span text:style-name="T1"><text:tab/></text:span></text:p>
      <text:p text:style-name="P5"><text:span text:style-name="T1"><text:tab/></text:span><text:span text:style-name="T2">Do další přednášky:</text:span></text:p>
      <text:list xml:id="list333245562940611812" text:style-name="L10">
        <text:list-item>
          <text:list>
            <text:list-item>
              <text:list>
                <text:list-header>
                  <text:p text:style-name="P10"><text:span text:style-name="T2">náhled rozhraní, technologie, jazyk, architektura, </text:span></text:p>
                  <text:p text:style-name="P10"><text:span text:style-name="T2">začít s kódem :)</text:span></text:p>
                </text:list-header>
              </text:list>
            </text:list-item>
          </text:list>
        </text:list-item>
      </text:list>
      <text:p text:style-name="P5"><text:span text:style-name="T1"><text:tab/></text:span></text:p>
      <text:p text:style-name="P5"><text:soft-page-break/><text:span text:style-name="T1"><text:tab/><text:tab/><text:tab/></text:span></text:p>
      <text:list xml:id="list42430510" text:continue-list="list9211941289406630313" text:style-name="L6">
        <text:list-header>
          <text:p text:style-name="P3"/>
        </text:list-header>
      </text:list>
      <text:list xml:id="list25687954047384691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et </meta:initial-creator>
    <meta:creation-date>2016-03-05T21:05:32.27</meta:creation-date>
    <dc:date>2016-03-05T22:24:54.71</dc:date>
    <dc:creator>Anet </dc:creator>
    <meta:editing-duration>PT1H19M26S</meta:editing-duration>
    <meta:editing-cycles>28</meta:editing-cycles>
    <meta:generator>OpenOffice/4.1.1$Win32 OpenOffice.org_project/411m6$Build-9775</meta:generator>
    <meta:document-statistic meta:table-count="0" meta:image-count="0" meta:object-count="0" meta:page-count="2" meta:paragraph-count="31" meta:word-count="123" meta:character-count="808"/>
  </office:meta>
</office:document-meta>
</file>